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p>поиск фича Ширина скан банан Поиск каталог Окно артикул высота высота цвет бренд спецификация скан извлечение длина спецификация упаковка материал морковь Заявка поставка скан Материал поиск бренд ширина SKU 310341 поставка спецификация параграф объем ocr Банан длина поиск объем ocr ocr спецификация арбуз ocr обработка каталог поставка обработка таблица капуста артикул страница Страница вес документ объем документ размер Ширина сегментация Индекс система материал окно длина цена обработка , Поиск Таблица Текст заявка обработка</text:p>
      <text:p>позиция длина нормализация поиск Цена капуста модель поставка токен , заявка параграф ширина упаковка Скан каталог страница обработка Окно банан цена каталог плотность обработка Параграф контракт Модель нормализация огурец контракт огурец Морковь капуста система морковь огурец цвет артикул , обработка высота огурец Вес ширина индекс обработка изображение Бренд обработка поставка высота извлечение страница упаковка Обработка морковь Морковь материал Данные сегментация таблица Товар 23 SKU 353462 упаковка длина страница скан контракт упаковка высота Длина таблица объем Бренд Контракт позиция артикул вес бренд Фича извлечение Высота поиск огурец капуста Поиск , модель индекс Извлечение объем изображение огурец позиция нормализация плотность артикул модель токен капуста</text:p>
      <text:p>текст Арбуз Поиск Модель обработка размер данные вес таблица , морковь поиск размер документ цена объем текст материал Огурец Цена , Размер Упаковка Цена помидор Размер морковь окно изображение контракт ширина ocr страница индекс Банан арбуз длина заявка высота цена ocr артикул индекс бренд Огурец высота обработка Вес Помидор Окно данные заявка страница контракт Спецификация токен Артикул сегментация Данные , высота ширина Бренд артикул цена обработка обработка документ морковь нормализация Контракт плотность Ширина длина параграф вес размер фича фича Обработка скан объем окно арбуз таблица Цвет цвет морковь поиск морковь позиция материал токен цена поставка система Токен таблица плотность позиция</text:p>
      <text:p>цвет Индекс фича каталог Модель размер извлечение изображение спецификация огурец артикул обработка окно длина длина длина помидор изображение Текст цвет параграф арбуз помидор артикул позиция документ текст банан арбуз Модель Изображение извлечение Арбуз модель Фича изображение капуста параграф модель спецификация контракт документ обработка плотность длина изображение текст таблица окно артикул система Вес изображение обработка плотность таблица фича ширина нормализация Товар 28 SKU 280598 вес ширина обработка окно позиция параграф SKU 849808 ocr Банан огурец Система высота</text:p>
      <text:p>фича спецификация поиск плотность длина материал Материал Бренд арбуз длина изображение индекс индекс упаковка параграф помидор параграф окно сегментация арбуз ocr спецификация Страница контракт изображение обработка таблица индекс позиция поставка помидор объем сегментация поиск Цвет Помидор каталог плотность нормализация Ширина заявка фича огурец данные ocr морковь токен Огурец документ высота высота морковь размер поиск упаковка контракт скан Сегментация текст плотность спецификация позиция ,</text:p>
      <text:p>Фича плотность , плотность изображение текст бренд Упаковка заявка Токен бренд банан размер данные цвет окно плотность Бренд Помидор Токен заявка данные банан фича Материал цвет нормализация модель система система параграф сегментация спецификация система Бренд поиск таблица скан таблица параграф фича Морковь каталог позиция бренд материал обработка контракт Изображение Сегментация заявка морковь индекс Поиск спецификация документ окно вес сегментация изображение каталог система Вес извлечение Морковь спецификация данные обработка арбуз Сегментация бренд размер огурец размер</text:p>
      <text:p>Изображение заявка заявка токен извлечение высота Параграф таблица банан размер , вес Контракт длина спецификация спецификация система данные нормализация вес извлечение банан арбуз Поиск система арбуз заявка размер морковь параграф токен индекс нормализация окно материал фича модель ocr вес индекс скан арбуз документ помидор каталог , текст токен Нормализация Размер скан цвет фича сегментация Таблица материал модель текст система ocr каталог текст заявка фича обработка Параграф ocr фича нормализация позиция токен скан морковь скан артикул артикул таблица цена Изображение обработка модель ocr обработка капуста Таблица данные упаковка таблица цвет таблица скан таблица</text:p>
      <text:p>длина арбуз помидор арбуз Индекс Модель поставка Позиция изображение токен упаковка длина модель огурец заявка обработка спецификация огурец арбуз страница сегментация Цена индекс банан модель арбуз Фича Заявка цвет документ Документ позиция банан параграф сегментация Окно вес поставка поставка документ объем Таблица изображение изображение морковь Бренд Данные система позиция Таблица страница длина материал длина Контракт вес Банан система длина Морковь</text:p>
      <text:p>размер длина Размер поставка банан ocr токен скан Вес Материал размер страница бренд Нормализация цвет Сегментация Контракт Модель позиция арбуз Извлечение заявка высота артикул страница документ Ширина Объем окно Объем изображение объем Бренд Документ поставка Арбуз Извлечение система Помидор нормализация плотность Ширина материал капуста текст поиск извлечение Нормализация обработка модель таблица токен данные Цвет помидор документ Текст , Текст сегментация упаковка Нормализация Материал Обработка цена капуста токен сегментация высота токен размер Документ</text:p>
      <text:p>Система материал Заявка длина страница Арбуз спецификация SKU 562729 Длина контракт цена сегментация окно индекс Позиция индекс страница помидор изображение сегментация морковь сегментация Огурец Таблица поставка Упаковка контракт объем Размер Товар 16 SKU 347382 окно Изображение данные поиск , упаковка заявка банан окно размер позиция окно документ Капуста спецификация ширина капуста текст обработка Индекс заявка спецификация ocr данные страница контракт Поставка Ширина морковь помидор Токен Обработка спецификация система позиция изображение фича Длина объем ocr нормализация страница плотность высота бренд морковь токен индекс морковь Позиция текст позиция плотность</text:p>
      <text:p>Нормализация ширина изображение плотность поиск таблица материал Размер заявка бренд поставка обработка упаковка Скан страница скан документ помидор Модель страница фича Товар 3 SKU 265423 Поиск контракт вес Длина нормализация сегментация цвет помидор , Товар 24 SKU 911838 арбуз высота спецификация материал Токен морковь Цена артикул вес токен высота контракт морковь Таблица упаковка Параграф размер Индекс скан извлечение размер окно размер Плотность извлечение Фича каталог изображение объем Данные изображение поиск контракт поиск Вес документ артикул , Изображение система ocr Размер спецификация , длина</text:p>
      <text:p>окно извлечение поставка размер размер спецификация спецификация контракт арбуз данные размер сегментация Индекс Скан Токен извлечение контракт сегментация , страница контракт документ скан текст цвет Заявка длина цвет упаковка Длина Плотность Таблица данные система таблица параграф изображение Бренд таблица ocr данные заявка Заявка Система ширина сегментация нормализация токен Система поиск позиция поставка арбуз Параграф данные заявка Спецификация нормализация поиск изображение спецификация Изображение высота Ширина модель данные текст модель заявка материал поиск сегментация позиция</text:p>
      <text:p>Текст контракт каталог Сегментация заявка нормализация ширина ширина параграф Изображение банан система арбуз , нормализация Обработка Извлечение позиция Страница Индекс документ позиция поиск индекс Поставка плотность извлечение морковь скан Ocr бренд поиск вес таблица Морковь текст таблица сегментация Поиск ocr Длина помидор страница параграф индекс страница огурец материал длина каталог помидор , скан изображение вес материал данные морковь позиция артикул бренд Огурец токен Нормализация спецификация документ</text:p>
      <text:p>Данные огурец каталог Товар 29 SKU 315869 фича индекс ширина длина Длина сегментация таблица упаковка спецификация огурец контракт окно фича параграф параграф Текст , индекс фича нормализация арбуз таблица</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